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5"/>
    <style:style style:name="P5" style:family="paragraph" style:parent-style-name="Text_20_body">
      <style:text-properties officeooo:rsid="00156e56" officeooo:paragraph-rsid="00156e56"/>
    </style:style>
    <style:style style:name="P6" style:family="paragraph" style:parent-style-name="Text_20_body" style:list-style-name="L1">
      <style:paragraph-properties fo:margin-top="0in" fo:margin-bottom="0in" loext:contextual-spacing="false"/>
    </style:style>
    <style:style style:name="P7" style:family="paragraph" style:parent-style-name="Text_20_body" style:list-style-name="L2">
      <style:paragraph-properties fo:margin-top="0in" fo:margin-bottom="0in" loext:contextual-spacing="false"/>
    </style:style>
    <style:style style:name="P8" style:family="paragraph" style:parent-style-name="Text_20_body" style:list-style-name="L3">
      <style:paragraph-properties fo:margin-top="0in" fo:margin-bottom="0in" loext:contextual-spacing="false"/>
    </style:style>
    <style:style style:name="P9" style:family="paragraph" style:parent-style-name="Text_20_body" style:list-style-name="L5">
      <style:paragraph-properties fo:margin-top="0in" fo:margin-bottom="0in" loext:contextual-spacing="false"/>
    </style:style>
    <style:style style:name="P10" style:family="paragraph" style:parent-style-name="Text_20_body" style:list-style-name="L6">
      <style:paragraph-properties fo:margin-top="0in" fo:margin-bottom="0in" loext:contextual-spacing="false" style:line-height-at-least="0.2398in" fo:widows="1" fo:padding="0in" fo:border="none"/>
    </style:style>
    <style:style style:name="P11" style:family="paragraph" style:parent-style-name="Text_20_body" style:list-style-name="L6">
      <style:paragraph-properties fo:margin-top="0in" fo:margin-bottom="0in" loext:contextual-spacing="false" style:line-height-at-least="0.2398in" fo:widows="1" fo:padding="0in" fo:border="none"/>
      <style:text-properties fo:font-variant="normal" fo:text-transform="none" fo:color="#343434" style:font-name="Arial1" fo:font-size="12pt" fo:letter-spacing="normal" fo:font-style="normal" fo:font-weight="normal"/>
    </style:style>
    <style:style style:name="P12" style:family="paragraph" style:parent-style-name="Text_20_body" style:list-style-name="L6">
      <style:paragraph-properties style:line-height-at-least="0.2398in" fo:widows="1" fo:padding="0in" fo:border="none"/>
      <style:text-properties fo:font-variant="normal" fo:text-transform="none" fo:color="#343434" style:font-name="Arial1" fo:font-size="12pt" fo:letter-spacing="normal" fo:font-style="normal" fo:font-weight="normal"/>
    </style:style>
    <style:style style:name="P13" style:family="paragraph" style:parent-style-name="Standard" style:list-style-name="L4"/>
    <style:style style:name="P14" style:family="paragraph" style:parent-style-name="Standard">
      <style:text-properties officeooo:rsid="00156e56" officeooo:paragraph-rsid="00156e56"/>
    </style:style>
    <style:style style:name="T1" style:family="text">
      <style:text-properties fo:font-variant="normal" fo:text-transform="none" fo:color="#343434" style:font-name="Arial1" fo:font-size="12pt" fo:letter-spacing="normal" fo:font-style="normal" fo:font-weight="normal"/>
    </style:style>
    <style:style style:name="T2" style:family="text">
      <style:text-properties fo:font-variant="normal" fo:text-transform="none" fo:color="#343434" style:font-name="Arial1" fo:font-size="12pt" fo:letter-spacing="normal" fo:font-style="normal" fo:font-weight="bold"/>
    </style:style>
    <style:style style:name="T3" style:family="text">
      <style:text-properties fo:font-variant="normal" fo:text-transform="none" fo:color="#04b8e6" style:text-line-through-style="none" style:text-line-through-type="none" style:font-name="Arial1" fo:font-size="12pt" fo:letter-spacing="normal" fo:font-style="normal" style:text-underline-style="none" fo:font-weight="normal" style:text-blinking="false" fo:background-color="transparent" loext:char-shading-value="0"/>
    </style:style>
    <style:style style:name="T4" style:family="text">
      <style:text-properties fo:font-variant="normal" fo:text-transform="none" fo:color="#04b8e6" style:text-line-through-style="none" style:text-line-through-type="none" style:font-name="Arial1" fo:font-size="12pt" fo:letter-spacing="normal" fo:font-style="normal" style:text-underline-style="none" fo:font-weight="bold" style:text-blinking="false" fo:background-color="transparent"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erformance : Reliablity, Scalability, Workload and throughput. </text:p>
      <text:p text:style-name="Standard"><draw:frame draw:style-name="fr1" draw:name="graphics1" text:anchor-type="as-char" svg:width="4.6772in" svg:height="6.3752in" draw:z-index="0"><draw:image xlink:href="http://www.myloadtest.com/images/example-performance-test-case.jpg" xlink:type="simple" xlink:show="embed" xlink:actuate="onLoad"/></draw:frame> </text:p>
      <text:p text:style-name="Standard">Loading</text:p>
      <text:p text:style-name="Standard"/>
      <text:p text:style-name="Text_20_body">For example, if you are running an e-commerce site you might design something like the following:</text:p>
      <text:list xml:id="list8515588952340476035" text:style-name="L1">
        <text:list-item>
          <text:p text:style-name="P6">50 users browsing the online store </text:p>
        </text:list-item>
        <text:list-item>
          <text:p text:style-name="P6">25 users adding items to cart and checking out </text:p>
        </text:list-item>
        <text:list-item>
          <text:p text:style-name="P1">10 users viewing their account and past orders </text:p>
        </text:list-item>
      </text:list>
      <text:p text:style-name="Standard"/>
      <text:p text:style-name="Standard">Volume</text:p>
      <text:p text:style-name="Standard"/>
      <text:list xml:id="list4716891705246161846" text:style-name="L2">
        <text:list-item>
          <text:p text:style-name="P7">Test to check if there is any data loss</text:p>
        </text:list-item>
        <text:list-item>
          <text:p text:style-name="P7">Check if the data is stored correctly or not</text:p>
        </text:list-item>
        <text:list-item>
          <text:p text:style-name="P7">Verify if the data is overwritten without any notification</text:p>
        </text:list-item>
        <text:list-item>
          <text:p text:style-name="P7">Check for warning and error messages, whether it comes at all for volume problems</text:p>
        </text:list-item>
        <text:list-item>
          <text:p text:style-name="P2">Check whether high volume data affects the speed of processing</text:p>
        </text:list-item>
        <text:list-item>
          <text:p text:style-name="P2">Does system have the necessary memory resources</text:p>
        </text:list-item>
      </text:list>
      <text:list xml:id="list5319120065814719924" text:style-name="L3">
        <text:list-item>
          <text:p text:style-name="P8"><text:soft-page-break/>Does volume test executed on the whole system </text:p>
        </text:list-item>
        <text:list-item>
          <text:p text:style-name="P8">Is there any risk if data volume is greater than specified</text:p>
        </text:list-item>
        <text:list-item>
          <text:p text:style-name="P3">Is there any guarantee that no larger date volume will occur than specified</text:p>
        </text:list-item>
      </text:list>
      <text:p text:style-name="Standard">Security</text:p>
      <text:list xml:id="list5872681774481219587" text:style-name="L4">
        <text:list-item>
          <text:p text:style-name="P13">Check for SQL injection attacks <text:line-break/>2. Page crash should not reveal application or server info. Error page <text:line-break/>should be displayed for this <text:line-break/>5. Error messages should not reveal any sensitive information <text:line-break/>6. All credentials should be transferred over an encrypted channel <text:line-break/>7. Test password security and password policy enforcement <text:line-break/>8. Check application logout functionality <text:line-break/>9. Check for Brute Force Attacks <text:line-break/>10. Cookie information should be stored in encrypted format only <text:line-break/>11. Check session cookie duration and session termination after timeout <text:line-break/>or logout <text:line-break/>11. Session tokens should be transmitted over secured channel <text:line-break/>13. Password should not be stored in cookies <text:line-break/>14. Test for Denial of Service attacks (Upload) <text:line-break/>15. Test for memory leakage <text:line-break/>16. Test unauthorized application access by manipulating variable values <text:line-break/>in browser address bar <text:line-break/>18. Sensitive fields like passwords and credit card information should <text:line-break/>not have auto complete enabled <text:line-break/>20. Check if directory listing is prohibited <text:line-break/>21. Password and other sensitive fields should be masked while typing <text:line-break/>22. Check if forgot password functionality is secured with features like <text:line-break/>temporary password expiry after specified hours and security question is <text:line-break/>asked before changing or requesting new password <text:line-break/>23. Verify CAPTCHA functionality <text:line-break/>24. Check if important events are logged in log files <text:line-break/>25. Check if access privileges are implemented correctly.</text:p>
        </text:list-item>
      </text:list>
      <text:p text:style-name="Standard"/>
      <text:p text:style-name="P14"><text:a xlink:type="simple" xlink:href="http://sqlfiddle.com/#!9/f3389/7" text:style-name="Internet_20_link" text:visited-style-name="Visited_20_Internet_20_Link">http://sqlfiddle.com/#!9/f3389/7</text:a></text:p>
      <text:p text:style-name="P14"/>
      <text:p text:style-name="P14">CREATE TABLE `users` (</text:p>
      <text:p text:style-name="P14"><text:s text:c="2"/>`id` INT NOT NULL AUTO_INCREMENT,</text:p>
      <text:p text:style-name="P14"><text:s text:c="2"/>`email` VARCHAR(45) NULL,</text:p>
      <text:p text:style-name="P14"><text:s text:c="2"/>`password` VARCHAR(45) NULL,</text:p>
      <text:p text:style-name="P14"><text:s text:c="2"/>PRIMARY KEY (`id`));</text:p>
      <text:p text:style-name="P14"><text:s text:c="2"/></text:p>
      <text:p text:style-name="P14"><text:s text:c="2"/></text:p>
      <text:p text:style-name="P14">insert into users (email,password) values (<text:a xlink:type="simple" xlink:href="mailto:'m@m.com" text:style-name="Internet_20_link" text:visited-style-name="Visited_20_Internet_20_Link">'m@m.com</text:a>',md5('abc'));</text:p>
      <text:p text:style-name="P14"/>
      <text:p text:style-name="P14"><text:span text:style-name="T1">SELECT * FROM users WHERE email = '</text:span><text:bookmark text:name="cloakdbb77407d60b4b28d9ac624bc7d6c8e1"/><text:a xlink:type="simple" xlink:href="mailto:admin@admin.sys" text:style-name="Internet_20_link" text:visited-style-name="Visited_20_Internet_20_Link"><text:span text:style-name="T3">admin@admin.sys</text:span></text:a><text:span text:style-name="T1">' AND password = md5('1234');</text:span> </text:p>
      <text:p text:style-name="P14"/>
      <text:p text:style-name="P14">SELECT * FROM users WHERE email = 'xxx@xxx.xxx' OR 1 = 1 LIMIT 1 -- ' ] AND password = md5('1234');</text:p>
      <text:p text:style-name="P14"/>
      <text:p text:style-name="P14"/>
      <text:p text:style-name="P5"><text:span text:style-name="Strong_20_Emphasis"><text:span text:style-name="T2">HERE,</text:span></text:span></text:p>
      <text:list xml:id="list2906548321124174188" text:style-name="L6">
        <text:list-item>
          <text:p text:style-name="P10"><text:bookmark text:name="cloake1131ed8753d0f68e043766e9b76e03e"/><text:soft-page-break/><text:a xlink:type="simple" xlink:href="mailto:xxx@xxx.xxx" text:style-name="Internet_20_link" text:visited-style-name="Visited_20_Internet_20_Link"><text:span text:style-name="Strong_20_Emphasis"><text:span text:style-name="T4">xxx@xxx.xxx</text:span></text:span></text:a><text:span text:style-name="T1"> ends with a single quote which completes the string quote</text:span></text:p>
        </text:list-item>
        <text:list-item>
          <text:p text:style-name="P11">OR 1 = 1 LIMIT 1 is a condition that will always be true and limits the returned results to only one record.</text:p>
        </text:list-item>
        <text:list-item>
          <text:p text:style-name="P12">-- ' AND … is a SQL comment that eliminates the password part.</text:p>
        </text:list-item>
      </text:list>
      <text:p text:style-name="P14"/>
      <text:p text:style-name="Standard">Compatiablity</text:p>
      <text:p text:style-name="Text_20_body">Software configuration testing is testing the Application under test with multiple OS, different software updates, etc. Software Configuration testing is very time consuming as it takes time to install and uninstall different software's that is used for the testing. </text:p>
      <text:p text:style-name="Text_20_body">One of the approaches that is followed to test the software configuration is to test on Virtual Machines. Virtual Machine is an Environment that is installed on software and acts like a Physical Hardware and users will have the same feel as of a Physical Machine. Virtual Machines simulates real-time configurations. </text:p>
      <text:p text:style-name="Text_20_body">Instead of Installing and uninstalling the software in multiple physical machines which is time-consuming, it's always better to install the application/software in the virtual machine and continue testing. This process can be performed by having multiple virtual machines, which simplifies the job of a tester </text:p>
      <text:p text:style-name="Text_20_body">Software configuration testing can typically begin when </text:p>
      <text:list xml:id="list4279800667928160711" text:style-name="L5">
        <text:list-item>
          <text:p text:style-name="P9">Configurability requirements to be tested are specified</text:p>
        </text:list-item>
        <text:list-item>
          <text:p text:style-name="P9">Test Environment is ready </text:p>
        </text:list-item>
        <text:list-item>
          <text:p text:style-name="P9">Testing Team is well trained in configuration testing</text:p>
        </text:list-item>
        <text:list-item>
          <text:p text:style-name="P4">Build released is unit and Integration test passed </text:p>
        </text:list-item>
      </text:list>
      <text:p text:style-name="Text_20_body">Typical Test strategy that is followed to test the software configuration test is to run the functional test suite across multiple software configurations to verify if the application under test is working as desired without any flaws or errors. </text:p>
      <text:p text:style-name="Text_20_body">Another strategy is to ensure the system is working fine by manually failing the test cases and verifying for the efficiency. </text:p>
      <text:p text:style-name="Standard"/>
      <text:p text:style-name="Standard">Configuration </text:p>
      <text:p text:style-name="Text_20_body">Whenever a build is released, the software has to be installed in all the physical machines where the hardware is attached, and the test suite has to be run on each machine to ensure that the application is working fine. </text:p>
      <text:p text:style-name="Text_20_body">To perform the above task a significant amount of effort is required to install the software on each machine, attach the hardware and manually running or even to automate the above said process and running the test suite. </text:p>
      <text:p text:style-name="Text_20_body">Also, while performing hardware configuration test, we specify the type of hardware to be tested, and there are a lot of computer hardware and peripherals which make it quite impossible to run all of them. So it becomes the duty of the tester to analyze what hardware is mostly used by users and try to make the testing based on the prioritization. Hardware configuration testing is generally performed in labs, where we find physical machines with different hardware attached to them.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1" svg:font-family="Arial,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0M32S</meta:editing-duration>
    <meta:editing-cycles>5</meta:editing-cycles>
    <meta:generator>LibreOffice/4.4.2.1$Windows_x86 LibreOffice_project/93fc8832889bf050a10ec6d0171dae213adc9b55</meta:generator>
    <dc:date>2017-08-30T10:07:35.171000000</dc:date>
    <meta:document-statistic meta:table-count="0" meta:image-count="1" meta:object-count="0" meta:page-count="3" meta:paragraph-count="49" meta:word-count="863" meta:character-count="5369" meta:non-whitespace-character-count="4515"/>
    <meta:user-defined meta:name="Info 1"/>
    <meta:user-defined meta:name="Info 2"/>
    <meta:user-defined meta:name="Info 3"/>
    <meta:user-defined meta:name="Info 4"/>
  </office:meta>
</office:document-meta>
</file>